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3e6f2"/>
    </style:style>
    <style:style style:name="P2" style:family="paragraph" style:parent-style-name="Heading_20_1">
      <style:paragraph-properties fo:break-before="page"/>
      <style:text-properties officeooo:paragraph-rsid="0003e6f2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text-properties style:font-name="Liberation Mono" officeooo:paragraph-rsid="0003e6f2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63. Minimum Number of Swaps to Make the String Balanced</text:h>
      <text:p text:style-name="P7">You are given a <text:span text:style-name="Strong_20_Emphasis"><text:span text:style-name="T1">0-indexed</text:span></text:span> string <text:span text:style-name="Source_20_Text"><text:span text:style-name="T2">s</text:span></text:span> of <text:span text:style-name="Strong_20_Emphasis"><text:span text:style-name="T1">even</text:span></text:span> length <text:span text:style-name="Source_20_Text"><text:span text:style-name="T2">n</text:span></text:span>. The string consists of <text:span text:style-name="Strong_20_Emphasis"><text:span text:style-name="T1">exactly</text:span></text:span> <text:span text:style-name="Source_20_Text"><text:span text:style-name="T2">n / 2</text:span></text:span> opening brackets <text:span text:style-name="Source_20_Text"><text:span text:style-name="T2">'['</text:span></text:span> and <text:span text:style-name="Source_20_Text"><text:span text:style-name="T2">n / 2</text:span></text:span> closing brackets <text:span text:style-name="Source_20_Text"><text:span text:style-name="T2">']'</text:span></text:span>.</text:p>
      <text:p text:style-name="P7">A string is called <text:span text:style-name="Strong_20_Emphasis"><text:span text:style-name="T1">balanced</text:span></text:span> if and only if:</text:p>
      <text:list text:style-name="L1">
        <text:list-item>
          <text:p text:style-name="P8">It is the empty string, or</text:p>
        </text:list-item>
        <text:list-item>
          <text:p text:style-name="P8">It can be written as <text:span text:style-name="Source_20_Text"><text:span text:style-name="T2">AB</text:span></text:span>, where both <text:span text:style-name="Source_20_Text"><text:span text:style-name="T2">A</text:span></text:span> and <text:span text:style-name="Source_20_Text"><text:span text:style-name="T2">B</text:span></text:span> are <text:span text:style-name="Strong_20_Emphasis"><text:span text:style-name="T1">balanced</text:span></text:span> strings, or</text:p>
        </text:list-item>
        <text:list-item>
          <text:p text:style-name="P9">It can be written as <text:span text:style-name="Source_20_Text"><text:span text:style-name="T2">[C]</text:span></text:span>, where <text:span text:style-name="Source_20_Text"><text:span text:style-name="T2">C</text:span></text:span> is a <text:span text:style-name="Strong_20_Emphasis"><text:span text:style-name="T1">balanced</text:span></text:span> string.</text:p>
        </text:list-item>
      </text:list>
      <text:p text:style-name="P7">You may swap the brackets at <text:span text:style-name="Strong_20_Emphasis"><text:span text:style-name="T1">any</text:span></text:span> two indices <text:span text:style-name="Strong_20_Emphasis"><text:span text:style-name="T1">any</text:span></text:span> number of times.</text:p>
      <text:p text:style-name="P7">Return 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swaps to make </text:span></text:span><text:span text:style-name="Source_20_Text"><text:span text:style-name="T2">s</text:span></text:span> <text:span text:style-name="Emphasis"><text:span text:style-name="Strong_20_Emphasis"><text:span text:style-name="T1">balanced</text:span></text:span></text:span>.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 s = "][]["</text:p>
      <text:p text:style-name="P3"><text:span text:style-name="Strong_20_Emphasis"><text:span text:style-name="T1">Output:</text:span></text:span> 1</text:p>
      <text:p text:style-name="P3"><text:span text:style-name="Strong_20_Emphasis"><text:span text:style-name="T1">Explanation:</text:span></text:span> You can make the string balanced by swapping index 0 with index 3.</text:p>
      <text:p text:style-name="P5">The resulting string is "[[]]"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 s = "]]][[["</text:p>
      <text:p text:style-name="P3"><text:span text:style-name="Strong_20_Emphasis"><text:span text:style-name="T1">Output:</text:span></text:span> 2</text:p>
      <text:p text:style-name="P3"><text:span text:style-name="Strong_20_Emphasis"><text:span text:style-name="T1">Explanation:</text:span></text:span> You can do the following to make the string balanced:</text:p>
      <text:p text:style-name="P6">- Swap index 0 with index 4. s = "[]][][".</text:p>
      <text:p text:style-name="P6">- Swap index 1 with index 5. s = "[[][]]".</text:p>
      <text:p text:style-name="P5">The resulting string is "[[][]]".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 s = "[]"</text:p>
      <text:p text:style-name="P3"><text:span text:style-name="Strong_20_Emphasis"><text:span text:style-name="T1">Output:</text:span></text:span> 0</text:p>
      <text:p text:style-name="P4"><text:span text:style-name="Strong_20_Emphasis"><text:span text:style-name="T1">Explanation:</text:span></text:span> The string is already balanced.</text:p>
      <text:p text:style-name="P7"><text:span text:style-name="Strong_20_Emphasis"><text:span text:style-name="T1">Constraints:</text:span></text:span></text:p>
      <text:list text:style-name="L2">
        <text:list-item>
          <text:p text:style-name="P10"><text:span text:style-name="Source_20_Text"><text:span text:style-name="T2">n == s.length</text:span></text:span></text:p>
        </text:list-item>
        <text:list-item>
          <text:p text:style-name="P10"><text:span text:style-name="Source_20_Text"><text:span text:style-name="T2">2 &lt;= n &lt;= 10</text:span></text:span><text:span text:style-name="Source_20_Text"><text:span text:style-name="T1">6</text:span></text:span></text:p>
        </text:list-item>
        <text:list-item>
          <text:p text:style-name="P10"><text:span text:style-name="Source_20_Text"><text:span text:style-name="T2">n</text:span></text:span> is even.</text:p>
        </text:list-item>
        <text:list-item>
          <text:p text:style-name="P10"><text:span text:style-name="Source_20_Text"><text:span text:style-name="T2">s[i]</text:span></text:span> is either <text:span text:style-name="Source_20_Text"><text:span text:style-name="T2">'[' </text:span></text:span>or <text:span text:style-name="Source_20_Text"><text:span text:style-name="T2">']'</text:span></text:span>.</text:p>
        </text:list-item>
        <text:list-item>
          <text:p text:style-name="P11">The number of opening brackets <text:span text:style-name="Source_20_Text"><text:span text:style-name="T2">'['</text:span></text:span> equals <text:span text:style-name="Source_20_Text"><text:span text:style-name="T2">n / 2</text:span></text:span>, and the number of closing brackets <text:span text:style-name="Source_20_Text"><text:span text:style-name="T2">']'</text:span></text:span> equals <text:span text:style-name="Source_20_Text"><text:span text:style-name="T2">n / 2</text:span></text:span>.</text:p>
        </text:list-item>
      </text:list>
      <text:h text:style-name="P1" text:outline-level="1"><text:soft-page-break/>1963. Minimum Number of Swaps to Make the String Balanced</text:h>
      <text:p text:style-name="P12">/*</text:p>
      <text:p text:style-name="P12"><text:s text:c="4"/><text:span text:style-name="T3">Stack</text:span></text:p>
      <text:p text:style-name="P12"><text:s text:c="4"/>Time complexity: O(n)</text:p>
      <text:p text:style-name="P12"><text:s text:c="4"/>Space complexity: O(n)</text:p>
      <text:p text:style-name="P12">*/</text:p>
      <text:p text:style-name="P12">class Solution {</text:p>
      <text:p text:style-name="P12"><text:s text:c="4"/>public:</text:p>
      <text:p text:style-name="P12"><text:s text:c="8"/>int minSwaps(std::string s) {</text:p>
      <text:p text:style-name="P12"><text:s text:c="12"/>std::stack&lt;char&gt; st;</text:p>
      <text:p text:style-name="P12"><text:s text:c="12"/>int ans=0;</text:p>
      <text:p text:style-name="P12"><text:s text:c="12"/>for (char&amp; c: s){</text:p>
      <text:p text:style-name="P12"><text:s text:c="16"/>if (c=='[') st.push(c);</text:p>
      <text:p text:style-name="P12"><text:s text:c="16"/>else{</text:p>
      <text:p text:style-name="P12"><text:s text:c="20"/>if(!st.empty()) st.pop();</text:p>
      <text:p text:style-name="P12"><text:s text:c="20"/>else ans++;</text:p>
      <text:p text:style-name="P12"><text:s text:c="16"/>} <text:s/></text:p>
      <text:p text:style-name="P12"><text:s text:c="12"/>}</text:p>
      <text:p text:style-name="P12"><text:s text:c="12"/>return (ans+1)/2;</text:p>
      <text:p text:style-name="P12"><text:s text:c="8"/>}</text:p>
      <text:p text:style-name="P12">};</text:p>
      <text:h text:style-name="P2" text:outline-level="1">1963. Minimum Number of Swaps to Make the String Balanced</text:h>
      <text:p text:style-name="P12">/*</text:p>
      <text:p text:style-name="P12"><text:s text:c="4"/><text:span text:style-name="T3">Space optimization</text:span></text:p>
      <text:p text:style-name="P12"><text:s text:c="4"/>Time complexity: O(n)</text:p>
      <text:p text:style-name="P12"><text:s text:c="4"/>Space complexity: O(1)</text:p>
      <text:p text:style-name="P12">*/</text:p>
      <text:p text:style-name="P12"/>
      <text:p text:style-name="P12">class Solution {</text:p>
      <text:p text:style-name="P12"><text:s text:c="4"/>public:</text:p>
      <text:p text:style-name="P12"><text:s text:c="8"/>int minSwaps(std::string s) {</text:p>
      <text:p text:style-name="P12"><text:s text:c="12"/>int ans=0;</text:p>
      <text:p text:style-name="P12"><text:s text:c="12"/>for(char&amp; c: s) {</text:p>
      <text:p text:style-name="P12"><text:s text:c="16"/>if (c=='[') ans++;</text:p>
      <text:p text:style-name="P12"><text:s text:c="16"/>else if (ans&gt;0) ans--;</text:p>
      <text:p text:style-name="P12"><text:s text:c="12"/>}</text:p>
      <text:p text:style-name="P12"><text:s text:c="12"/>return (ans+1)/2;</text:p>
      <text:p text:style-name="P12"><text:s text:c="8"/>}</text:p>
      <text:p text:style-name="P1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0:33:49.492592321</meta:creation-date>
    <dc:date>2024-10-08T20:36:46.129999678</dc:date>
    <meta:editing-duration>PT3M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3" meta:paragraph-count="69" meta:word-count="333" meta:character-count="1992" meta:non-whitespace-character-count="1442"/>
  </office:meta>
</office:document-meta>
</file>